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alculating the theoretical FLOPS (Floating Point Operations Per Second) of a system involves understanding several key parameters related to the hardware architecture, such as the number of processor cores, clock speed, and the type of floating-point operations supported by the processor.</text:p>
      <text:h text:style-name="Heading_20_3" text:outline-level="3">Parameters for Calculation:</text:h>
      <text:list text:style-name="L1">
        <text:list-item>
          <text:p text:style-name="P1"><text:span text:style-name="Strong_20_Emphasis">Processor Clock Speed (GHz):</text:span></text:p>
          <text:list>
            <text:list-item>
              <text:p text:style-name="P2">This represents the speed at which the processor operates, measured in gigahertz (GHz).</text:p>
            </text:list-item>
          </text:list>
        </text:list-item>
        <text:list-item>
          <text:p text:style-name="P1"><text:span text:style-name="Strong_20_Emphasis">Number of Cores:</text:span></text:p>
          <text:list>
            <text:list-item>
              <text:p text:style-name="P2">Modern processors typically have multiple cores, each capable of executing instructions independently.</text:p>
            </text:list-item>
          </text:list>
        </text:list-item>
        <text:list-item>
          <text:p text:style-name="P1"><text:span text:style-name="Strong_20_Emphasis">SIMD (Single Instruction, Multiple Data) Units:</text:span></text:p>
          <text:list>
            <text:list-item>
              <text:p text:style-name="P2">SIMD units allow processors to perform operations on multiple data elements simultaneously, increasing throughput for certain types of calculations.</text:p>
            </text:list-item>
          </text:list>
        </text:list-item>
        <text:list-item>
          <text:p text:style-name="P1"><text:span text:style-name="Strong_20_Emphasis">FLOPS per Core:</text:span></text:p>
          <text:list>
            <text:list-item>
              <text:p text:style-name="P1">This depends on the architecture and capabilities of the processor, including factors like vector width and instruction set extensions (e.g., SSE, AVX).</text:p>
            </text:list-item>
          </text:list>
        </text:list-item>
      </text:list>
      <text:h text:style-name="Heading_20_3" text:outline-level="3">Steps to Calculate Theoretical FLOPS:</text:h>
      <text:h text:style-name="Heading_20_4" text:outline-level="4">1. Determine the FLOPS per Core</text:h>
      <text:p text:style-name="Text_20_body">To calculate the theoretical FLOPS per core, you typically consider the maximum number of floating-point operations that can be performed per cycle per core. This depends on the SIMD capabilities and instruction sets supported by your CPU.</text:p>
      <text:list text:style-name="L2">
        <text:list-item>
          <text:p text:style-name="P4"><text:span text:style-name="Strong_20_Emphasis">Modern CPUs (e.g., Intel and AMD processors)</text:span>:</text:p>
          <text:list>
            <text:list-item>
              <text:p text:style-name="P4">Intel processors with AVX-512 support can perform up to 32 floating-point operations per cycle per core (FMA operations).</text:p>
            </text:list-item>
            <text:list-item>
              <text:p text:style-name="P4">Intel processors with AVX2 support can perform up to 16 floating-point operations per cycle per core (FMA operations).</text:p>
            </text:list-item>
            <text:list-item>
              <text:p text:style-name="P3">AMD processors with AVX2 support can perform up to 8 floating-point operations per cycle per core (FMA operations).</text:p>
            </text:list-item>
          </text:list>
        </text:list-item>
      </text:list>
      <text:h text:style-name="Heading_20_4" text:outline-level="4">2. Calculate Theoretical FLOPS for the Entire System</text:h>
      <text:p text:style-name="Text_20_body">Once you have the FLOPS per core, you can calculate the theoretical FLOPS for the entire system by multiplying the FLOPS per core by the number of cores and the processor clock speed:</text:p>
      <text:p text:style-name="Text_20_body"> FLOPS per Core of Cores Clock SpeedTheoretical FLOPS=FLOPS per Core×Number of Cores×Processor Clock Speed</text:p>
      <text:h text:style-name="Heading_20_3" text:outline-level="3">Example Calculation:</text:h>
      <text:p text:style-name="Text_20_body">Let's assume a hypothetical system with the following specifications:</text:p>
      <text:list text:style-name="L3">
        <text:list-item>
          <text:p text:style-name="P6"><text:span text:style-name="Strong_20_Emphasis">Processor</text:span>: Intel Core i7-10700K (8 cores, 16 threads)</text:p>
        </text:list-item>
        <text:list-item>
          <text:p text:style-name="P6"><text:span text:style-name="Strong_20_Emphasis">Processor Clock Speed</text:span>: 3.8 GHz (base clock)</text:p>
        </text:list-item>
        <text:list-item>
          <text:p text:style-name="P5"><text:soft-page-break/><text:span text:style-name="Strong_20_Emphasis">FLOPS per Core</text:span>: 32 FLOPS/cycle (assuming AVX-512 support)</text:p>
        </text:list-item>
      </text:list>
      <text:h text:style-name="Heading_20_4" text:outline-level="4">Calculation:</text:h>
      <text:list text:style-name="L4">
        <text:list-item>
          <text:p text:style-name="P8"><text:span text:style-name="Strong_20_Emphasis">FLOPS per Core</text:span>: 32 FLOPS/cycle (AVX-512)</text:p>
        </text:list-item>
        <text:list-item>
          <text:p text:style-name="P8"><text:span text:style-name="Strong_20_Emphasis">Number of Cores</text:span>: 8 cores</text:p>
        </text:list-item>
        <text:list-item>
          <text:p text:style-name="P7"><text:span text:style-name="Strong_20_Emphasis">Processor Clock Speed</text:span>: 3.8 GHz (3.8 billion cycles per second)</text:p>
        </text:list-item>
      </text:list>
      <text:p text:style-name="Text_20_body"> FLOPS FLOPS/cycle cores GHzTheoretical FLOPS=32 FLOPS/cycle×8 cores×3.8 GHz</text:p>
      <text:p text:style-name="Text_20_body"> FLOPS GFLOPS (GigaFLOPS)Theoretical FLOPS=973.44 GFLOPS (GigaFLOPS)</text:p>
      <text:h text:style-name="Heading_20_3" text:outline-level="3">Conclusion:</text:h>
      <text:p text:style-name="Text_20_body">Calculating the theoretical FLOPS of your system requires knowledge of the processor architecture, including SIMD capabilities, core count, and clock speed. By understanding these parameters and performing the calculation as shown above, you can estimate the maximum floating-point performance your system can theoretically achieve. This calculation helps in assessing the computational capabilities of your hardware for tasks involving intensive floating-point arithmetic, such as scientific computing, simulations, and certain types of machine learning algorithm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5T18:47:59.526252140</meta:creation-date>
    <dc:date>2024-07-25T18:48:14.946721842</dc:date>
    <meta:editing-duration>PT16S</meta:editing-duration>
    <meta:editing-cycles>1</meta:editing-cycles>
    <meta:generator>LibreOffice/24.2.2.2$Linux_X86_64 LibreOffice_project/420$Build-2</meta:generator>
    <meta:document-statistic meta:table-count="0" meta:image-count="0" meta:object-count="0" meta:page-count="2" meta:paragraph-count="33" meta:word-count="452" meta:character-count="3085" meta:non-whitespace-character-count="2681"/>
  </office:meta>
</office:document-meta>
</file>